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4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ressionRatios" table:style-name="ta1">
        <table:shapes>
          <draw:frame draw:z-index="0" draw:style-name="gr1" draw:text-style-name="P1" svg:width="15.997cm" svg:height="9.005cm" svg:x="17.898cm" svg:y="0.425cm">
            <draw:object draw:notify-on-update-of-ranges="compressionRatios.A1:compressionRatios.A1 compressionRatios.A2:compressionRatios.A47 compressionRatios.B1:compressionRatios.B1 compressionRatios.B2:compressionRatios.B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9.271cm" svg:y="1.003cm">
            <draw:object draw:notify-on-update-of-ranges="compressionRatios.A3:compressionRatios.A47 compressionRatios.D3:compressionRatios.D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Output Siz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2]/[.B2]" office:value-type="string" office:string-value="" calcext:value-type="error">
            <text:p>#DIV/0!</text:p>
          </table:table-cell>
          <table:table-cell/>
          <table:table-cell table:formula="of:=AVERAGE([.D3:.D47])" office:value-type="float" office:value="1.13642011998933" calcext:value-type="float">
            <text:p>1.136420119989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[.A3]/[.B3]" office:value-type="float" office:value="1.11607142857143" calcext:value-type="float">
            <text:p>1.11607142857143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83" calcext:value-type="float">
            <text:p>1783</text:p>
          </table:table-cell>
          <table:table-cell/>
          <table:table-cell table:formula="of:=[.A4]/[.B4]" office:value-type="float" office:value="1.12170499158721" calcext:value-type="float">
            <text:p>1.12170499158721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57" calcext:value-type="float">
            <text:p>2657</text:p>
          </table:table-cell>
          <table:table-cell/>
          <table:table-cell table:formula="of:=[.A5]/[.B5]" office:value-type="float" office:value="1.1290929619872" calcext:value-type="float">
            <text:p>1.1290929619872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533" calcext:value-type="float">
            <text:p>3533</text:p>
          </table:table-cell>
          <table:table-cell/>
          <table:table-cell table:formula="of:=[.A6]/[.B6]" office:value-type="float" office:value="1.1321822813473" calcext:value-type="float">
            <text:p>1.1321822813473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415" calcext:value-type="float">
            <text:p>4415</text:p>
          </table:table-cell>
          <table:table-cell/>
          <table:table-cell table:formula="of:=[.A7]/[.B7]" office:value-type="float" office:value="1.13250283125708" calcext:value-type="float">
            <text:p>1.13250283125708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285" calcext:value-type="float">
            <text:p>5285</text:p>
          </table:table-cell>
          <table:table-cell/>
          <table:table-cell table:formula="of:=[.A8]/[.B8]" office:value-type="float" office:value="1.1352885525071" calcext:value-type="float">
            <text:p>1.135288552507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170" calcext:value-type="float">
            <text:p>6170</text:p>
          </table:table-cell>
          <table:table-cell/>
          <table:table-cell table:formula="of:=[.A9]/[.B9]" office:value-type="float" office:value="1.13452188006483" calcext:value-type="float">
            <text:p>1.13452188006483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039" calcext:value-type="float">
            <text:p>7039</text:p>
          </table:table-cell>
          <table:table-cell/>
          <table:table-cell table:formula="of:=[.A10]/[.B10]" office:value-type="float" office:value="1.13652507458446" calcext:value-type="float">
            <text:p>1.13652507458446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7927" calcext:value-type="float">
            <text:p>7927</text:p>
          </table:table-cell>
          <table:table-cell/>
          <table:table-cell table:formula="of:=[.A11]/[.B11]" office:value-type="float" office:value="1.13536016147345" calcext:value-type="float">
            <text:p>1.13536016147345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799" calcext:value-type="float">
            <text:p>8799</text:p>
          </table:table-cell>
          <table:table-cell/>
          <table:table-cell table:formula="of:=[.A12]/[.B12]" office:value-type="float" office:value="1.13649278327083" calcext:value-type="float">
            <text:p>1.13649278327083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9679" calcext:value-type="float">
            <text:p>9679</text:p>
          </table:table-cell>
          <table:table-cell/>
          <table:table-cell table:formula="of:=[.A13]/[.B13]" office:value-type="float" office:value="1.1364810414299" calcext:value-type="float">
            <text:p>1.1364810414299</text:p>
          </table:table-cell>
          <table:table-cell table:number-columns-repeated="2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0556" calcext:value-type="float">
            <text:p>10556</text:p>
          </table:table-cell>
          <table:table-cell/>
          <table:table-cell table:formula="of:=[.A14]/[.B14]" office:value-type="float" office:value="1.13679424024252" calcext:value-type="float">
            <text:p>1.13679424024252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1424" calcext:value-type="float">
            <text:p>11424</text:p>
          </table:table-cell>
          <table:table-cell/>
          <table:table-cell table:formula="of:=[.A15]/[.B15]" office:value-type="float" office:value="1.13795518207283" calcext:value-type="float">
            <text:p>1.13795518207283</text:p>
          </table:table-cell>
          <table:table-cell table:number-columns-repeated="2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2308" calcext:value-type="float">
            <text:p>12308</text:p>
          </table:table-cell>
          <table:table-cell/>
          <table:table-cell table:formula="of:=[.A16]/[.B16]" office:value-type="float" office:value="1.13747156321092" calcext:value-type="float">
            <text:p>1.13747156321092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3199" calcext:value-type="float">
            <text:p>13199</text:p>
          </table:table-cell>
          <table:table-cell/>
          <table:table-cell table:formula="of:=[.A17]/[.B17]" office:value-type="float" office:value="1.13644973104023" calcext:value-type="float">
            <text:p>1.13644973104023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4095" calcext:value-type="float">
            <text:p>14095</text:p>
          </table:table-cell>
          <table:table-cell/>
          <table:table-cell table:formula="of:=[.A18]/[.B18]" office:value-type="float" office:value="1.13515431003902" calcext:value-type="float">
            <text:p>1.13515431003902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4955" calcext:value-type="float">
            <text:p>14955</text:p>
          </table:table-cell>
          <table:table-cell/>
          <table:table-cell table:formula="of:=[.A19]/[.B19]" office:value-type="float" office:value="1.13674356402541" calcext:value-type="float">
            <text:p>1.13674356402541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5824" calcext:value-type="float">
            <text:p>15824</text:p>
          </table:table-cell>
          <table:table-cell/>
          <table:table-cell table:formula="of:=[.A20]/[.B20]" office:value-type="float" office:value="1.13751263902932" calcext:value-type="float">
            <text:p>1.13751263902932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6697" calcext:value-type="float">
            <text:p>16697</text:p>
          </table:table-cell>
          <table:table-cell/>
          <table:table-cell table:formula="of:=[.A21]/[.B21]" office:value-type="float" office:value="1.13792896927592" calcext:value-type="float">
            <text:p>1.13792896927592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7573" calcext:value-type="float">
            <text:p>17573</text:p>
          </table:table-cell>
          <table:table-cell/>
          <table:table-cell table:formula="of:=[.A22]/[.B22]" office:value-type="float" office:value="1.13810959995448" calcext:value-type="float">
            <text:p>1.13810959995448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8455" calcext:value-type="float">
            <text:p>18455</text:p>
          </table:table-cell>
          <table:table-cell/>
          <table:table-cell table:formula="of:=[.A23]/[.B23]" office:value-type="float" office:value="1.13790300731509" calcext:value-type="float">
            <text:p>1.13790300731509</text:p>
          </table:table-cell>
          <table:table-cell table:number-columns-repeated="2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9330" calcext:value-type="float">
            <text:p>19330</text:p>
          </table:table-cell>
          <table:table-cell/>
          <table:table-cell table:formula="of:=[.A24]/[.B24]" office:value-type="float" office:value="1.13812726332126" calcext:value-type="float">
            <text:p>1.13812726332126</text:p>
          </table:table-cell>
          <table:table-cell table:number-columns-repeated="2"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20193" calcext:value-type="float">
            <text:p>20193</text:p>
          </table:table-cell>
          <table:table-cell/>
          <table:table-cell table:formula="of:=[.A25]/[.B25]" office:value-type="float" office:value="1.13900856732531" calcext:value-type="float">
            <text:p>1.13900856732531</text:p>
          </table:table-cell>
          <table:table-cell table:number-columns-repeated="2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21073" calcext:value-type="float">
            <text:p>21073</text:p>
          </table:table-cell>
          <table:table-cell/>
          <table:table-cell table:formula="of:=[.A26]/[.B26]" office:value-type="float" office:value="1.1388981160727" calcext:value-type="float">
            <text:p>1.1388981160727</text:p>
          </table:table-cell>
          <table:table-cell table:number-columns-repeated="2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1945" calcext:value-type="float">
            <text:p>21945</text:p>
          </table:table-cell>
          <table:table-cell/>
          <table:table-cell table:formula="of:=[.A27]/[.B27]" office:value-type="float" office:value="1.13921166552746" calcext:value-type="float">
            <text:p>1.13921166552746</text:p>
          </table:table-cell>
          <table:table-cell table:number-columns-repeated="2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22813" calcext:value-type="float">
            <text:p>22813</text:p>
          </table:table-cell>
          <table:table-cell/>
          <table:table-cell table:formula="of:=[.A28]/[.B28]" office:value-type="float" office:value="1.13970104764827" calcext:value-type="float">
            <text:p>1.13970104764827</text:p>
          </table:table-cell>
          <table:table-cell table:number-columns-repeated="2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23703" calcext:value-type="float">
            <text:p>23703</text:p>
          </table:table-cell>
          <table:table-cell/>
          <table:table-cell table:formula="of:=[.A29]/[.B29]" office:value-type="float" office:value="1.13909631692191" calcext:value-type="float">
            <text:p>1.13909631692191</text:p>
          </table:table-cell>
          <table:table-cell table:number-columns-repeated="2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24592" calcext:value-type="float">
            <text:p>24592</text:p>
          </table:table-cell>
          <table:table-cell/>
          <table:table-cell table:formula="of:=[.A30]/[.B30]" office:value-type="float" office:value="1.13858165256994" calcext:value-type="float">
            <text:p>1.13858165256994</text:p>
          </table:table-cell>
          <table:table-cell table:number-columns-repeated="2"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25490" calcext:value-type="float">
            <text:p>25490</text:p>
          </table:table-cell>
          <table:table-cell/>
          <table:table-cell table:formula="of:=[.A31]/[.B31]" office:value-type="float" office:value="1.13770105923892" calcext:value-type="float">
            <text:p>1.13770105923892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6360" calcext:value-type="float">
            <text:p>26360</text:p>
          </table:table-cell>
          <table:table-cell/>
          <table:table-cell table:formula="of:=[.A32]/[.B32]" office:value-type="float" office:value="1.13808801213961" calcext:value-type="float">
            <text:p>1.13808801213961</text:p>
          </table:table-cell>
          <table:table-cell table:number-columns-repeated="2"/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27240" calcext:value-type="float">
            <text:p>27240</text:p>
          </table:table-cell>
          <table:table-cell/>
          <table:table-cell table:formula="of:=[.A33]/[.B33]" office:value-type="float" office:value="1.13803230543319" calcext:value-type="float">
            <text:p>1.13803230543319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8119" calcext:value-type="float">
            <text:p>28119</text:p>
          </table:table-cell>
          <table:table-cell/>
          <table:table-cell table:formula="of:=[.A34]/[.B34]" office:value-type="float" office:value="1.13802055549628" calcext:value-type="float">
            <text:p>1.13802055549628</text:p>
          </table:table-cell>
          <table:table-cell table:number-columns-repeated="2"/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28997" calcext:value-type="float">
            <text:p>28997</text:p>
          </table:table-cell>
          <table:table-cell/>
          <table:table-cell table:formula="of:=[.A35]/[.B35]" office:value-type="float" office:value="1.13804876366521" calcext:value-type="float">
            <text:p>1.13804876366521</text:p>
          </table:table-cell>
          <table:table-cell table:number-columns-repeated="2"/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29874" calcext:value-type="float">
            <text:p>29874</text:p>
          </table:table-cell>
          <table:table-cell/>
          <table:table-cell table:formula="of:=[.A36]/[.B36]" office:value-type="float" office:value="1.13811340965388" calcext:value-type="float">
            <text:p>1.13811340965388</text:p>
          </table:table-cell>
          <table:table-cell table:number-columns-repeated="2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0760" calcext:value-type="float">
            <text:p>30760</text:p>
          </table:table-cell>
          <table:table-cell/>
          <table:table-cell table:formula="of:=[.A37]/[.B37]" office:value-type="float" office:value="1.13784135240572" calcext:value-type="float">
            <text:p>1.13784135240572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1629" calcext:value-type="float">
            <text:p>31629</text:p>
          </table:table-cell>
          <table:table-cell/>
          <table:table-cell table:formula="of:=[.A38]/[.B38]" office:value-type="float" office:value="1.13819595940434" calcext:value-type="float">
            <text:p>1.13819595940434</text:p>
          </table:table-cell>
          <table:table-cell table:number-columns-repeated="2"/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32515" calcext:value-type="float">
            <text:p>32515</text:p>
          </table:table-cell>
          <table:table-cell/>
          <table:table-cell table:formula="of:=[.A39]/[.B39]" office:value-type="float" office:value="1.1379363370752" calcext:value-type="float">
            <text:p>1.1379363370752</text:p>
          </table:table-cell>
          <table:table-cell table:number-columns-repeated="2"/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33390" calcext:value-type="float">
            <text:p>33390</text:p>
          </table:table-cell>
          <table:table-cell/>
          <table:table-cell table:formula="of:=[.A40]/[.B40]" office:value-type="float" office:value="1.13806528900869" calcext:value-type="float">
            <text:p>1.13806528900869</text:p>
          </table:table-cell>
          <table:table-cell table:number-columns-repeated="2"/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34274" calcext:value-type="float">
            <text:p>34274</text:p>
          </table:table-cell>
          <table:table-cell/>
          <table:table-cell table:formula="of:=[.A41]/[.B41]" office:value-type="float" office:value="1.13788877866604" calcext:value-type="float">
            <text:p>1.13788877866604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5146" calcext:value-type="float">
            <text:p>35146</text:p>
          </table:table-cell>
          <table:table-cell/>
          <table:table-cell table:formula="of:=[.A42]/[.B42]" office:value-type="float" office:value="1.13810959995448" calcext:value-type="float">
            <text:p>1.13810959995448</text:p>
          </table:table-cell>
          <table:table-cell table:number-columns-repeated="2"/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36025" calcext:value-type="float">
            <text:p>36025</text:p>
          </table:table-cell>
          <table:table-cell/>
          <table:table-cell table:formula="of:=[.A43]/[.B43]" office:value-type="float" office:value="1.1380985426787" calcext:value-type="float">
            <text:p>1.1380985426787</text:p>
          </table:table-cell>
          <table:table-cell table:number-columns-repeated="2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36906" calcext:value-type="float">
            <text:p>36906</text:p>
          </table:table-cell>
          <table:table-cell/>
          <table:table-cell table:formula="of:=[.A44]/[.B44]" office:value-type="float" office:value="1.13802633718095" calcext:value-type="float">
            <text:p>1.13802633718095</text:p>
          </table:table-cell>
          <table:table-cell table:number-columns-repeated="2"/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37777" calcext:value-type="float">
            <text:p>37777</text:p>
          </table:table-cell>
          <table:table-cell/>
          <table:table-cell table:formula="of:=[.A45]/[.B45]" office:value-type="float" office:value="1.13825872885618" calcext:value-type="float">
            <text:p>1.13825872885618</text:p>
          </table:table-cell>
          <table:table-cell table:number-columns-repeated="2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38643" calcext:value-type="float">
            <text:p>38643</text:p>
          </table:table-cell>
          <table:table-cell/>
          <table:table-cell table:formula="of:=[.A46]/[.B46]" office:value-type="float" office:value="1.13862795331625" calcext:value-type="float">
            <text:p>1.13862795331625</text:p>
          </table:table-cell>
          <table:table-cell table:number-columns-repeated="2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39509" calcext:value-type="float">
            <text:p>39509</text:p>
          </table:table-cell>
          <table:table-cell/>
          <table:table-cell table:formula="of:=[.A47]/[.B47]" office:value-type="float" office:value="1.13898099167278" calcext:value-type="float">
            <text:p>1.1389809916727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1T16:11:34.892558941</dc:date>
    <meta:editing-duration>PT2H55M5S</meta:editing-duration>
    <meta:editing-cycles>2</meta:editing-cycles>
    <meta:generator>LibreOffice/7.3.5.2$Linux_X86_64 LibreOffice_project/30$Build-2</meta:generator>
    <meta:document-statistic meta:table-count="1" meta:cell-count="14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828cm" svg:y="4.204cm" style:legend-expansion="high" chart:style-name="ch2"/>
        <chart:plot-area chart:style-name="ch3" table:cell-range-address="compressionRatios.A1:compressionRatios.B47" chart:data-source-has-labels="row" svg:x="0.319cm" svg:y="0.18cm" svg:width="12.19cm" svg:height="8.646cm">
          <chart:coordinate-region svg:x="1.496cm" svg:y="0.379cm" svg:width="10.548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mpressionRatios.B2:compressionRatios.B47" chart:label-cell-address="compressionRatios.B1:compressionRatios.B1" chart:class="chart:scatter">
            <chart:domain table:cell-range-address="compressionRatios.A2:compressionRatios.A47"/>
            <chart:data-point chart:repeated="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utput Size</text:p>
                <draw:g>
                  <svg:desc>compressionRatios.B1:compressionRatio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mpressionRatios.A2:compressionRatios.A47</svg:desc>
                </draw:g>
              </table:table-cell>
              <table:table-cell office:value-type="float" office:value="0">
                <text:p>0</text:p>
                <draw:g>
                  <svg:desc>compressionRatios.B2:compressionRatios.B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5285">
                <text:p>5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6170">
                <text:p>61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7927">
                <text:p>79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8799">
                <text:p>87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">
                <text:p>11000</text:p>
              </table:table-cell>
              <table:table-cell office:value-type="float" office:value="9679">
                <text:p>96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">
                <text:p>12000</text:p>
              </table:table-cell>
              <table:table-cell office:value-type="float" office:value="10556">
                <text:p>105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">
                <text:p>13000</text:p>
              </table:table-cell>
              <table:table-cell office:value-type="float" office:value="11424">
                <text:p>114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">
                <text:p>14000</text:p>
              </table:table-cell>
              <table:table-cell office:value-type="float" office:value="12308">
                <text:p>123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">
                <text:p>15000</text:p>
              </table:table-cell>
              <table:table-cell office:value-type="float" office:value="13199">
                <text:p>13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">
                <text:p>16000</text:p>
              </table:table-cell>
              <table:table-cell office:value-type="float" office:value="14095">
                <text:p>14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">
                <text:p>17000</text:p>
              </table:table-cell>
              <table:table-cell office:value-type="float" office:value="14955">
                <text:p>149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">
                <text:p>18000</text:p>
              </table:table-cell>
              <table:table-cell office:value-type="float" office:value="15824">
                <text:p>15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">
                <text:p>19000</text:p>
              </table:table-cell>
              <table:table-cell office:value-type="float" office:value="16697">
                <text:p>166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">
                <text:p>20000</text:p>
              </table:table-cell>
              <table:table-cell office:value-type="float" office:value="17573">
                <text:p>175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">
                <text:p>21000</text:p>
              </table:table-cell>
              <table:table-cell office:value-type="float" office:value="18455">
                <text:p>18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">
                <text:p>22000</text:p>
              </table:table-cell>
              <table:table-cell office:value-type="float" office:value="19330">
                <text:p>193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">
                <text:p>2300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">
                <text:p>24000</text:p>
              </table:table-cell>
              <table:table-cell office:value-type="float" office:value="21073">
                <text:p>210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">
                <text:p>25000</text:p>
              </table:table-cell>
              <table:table-cell office:value-type="float" office:value="21945">
                <text:p>219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">
                <text:p>26000</text:p>
              </table:table-cell>
              <table:table-cell office:value-type="float" office:value="22813">
                <text:p>228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">
                <text:p>27000</text:p>
              </table:table-cell>
              <table:table-cell office:value-type="float" office:value="23703">
                <text:p>237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">
                <text:p>28000</text:p>
              </table:table-cell>
              <table:table-cell office:value-type="float" office:value="24592">
                <text:p>245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">
                <text:p>29000</text:p>
              </table:table-cell>
              <table:table-cell office:value-type="float" office:value="25490">
                <text:p>254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">
                <text:p>30000</text:p>
              </table:table-cell>
              <table:table-cell office:value-type="float" office:value="26360">
                <text:p>263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">
                <text:p>31000</text:p>
              </table:table-cell>
              <table:table-cell office:value-type="float" office:value="27240">
                <text:p>272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">
                <text:p>32000</text:p>
              </table:table-cell>
              <table:table-cell office:value-type="float" office:value="28119">
                <text:p>281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">
                <text:p>33000</text:p>
              </table:table-cell>
              <table:table-cell office:value-type="float" office:value="28997">
                <text:p>289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">
                <text:p>34000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">
                <text:p>35000</text:p>
              </table:table-cell>
              <table:table-cell office:value-type="float" office:value="30760">
                <text:p>307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">
                <text:p>36000</text:p>
              </table:table-cell>
              <table:table-cell office:value-type="float" office:value="31629">
                <text:p>316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">
                <text:p>37000</text:p>
              </table:table-cell>
              <table:table-cell office:value-type="float" office:value="32515">
                <text:p>325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">
                <text:p>38000</text:p>
              </table:table-cell>
              <table:table-cell office:value-type="float" office:value="33390">
                <text:p>333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">
                <text:p>39000</text:p>
              </table:table-cell>
              <table:table-cell office:value-type="float" office:value="34274">
                <text:p>342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35146">
                <text:p>351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">
                <text:p>41000</text:p>
              </table:table-cell>
              <table:table-cell office:value-type="float" office:value="36025">
                <text:p>360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">
                <text:p>42000</text:p>
              </table:table-cell>
              <table:table-cell office:value-type="float" office:value="36906">
                <text:p>369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">
                <text:p>43000</text:p>
              </table:table-cell>
              <table:table-cell office:value-type="float" office:value="37777">
                <text:p>377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">
                <text:p>44000</text:p>
              </table:table-cell>
              <table:table-cell office:value-type="float" office:value="38643">
                <text:p>386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">
                <text:p>45000</text:p>
              </table:table-cell>
              <table:table-cell office:value-type="float" office:value="39509">
                <text:p>395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43cm" svg:y="0.316cm" chart:style-name="ch2">
          <text:p>Compression Ratio VS. Input Size</text:p>
        </chart:title>
        <chart:plot-area chart:style-name="ch3" table:cell-range-address="compressionRatios.A3:compressionRatios.A47 compressionRatios.D3:compressionRatios.D47" svg:x="1.331cm" svg:y="1.275cm" svg:width="14.349cm" svg:height="6.564cm">
          <chart:coordinate-region svg:x="2.429cm" svg:y="1.475cm" svg:width="12.786cm" svg:height="5.717cm"/>
          <chart:axis chart:dimension="x" chart:name="primary-x" chart:style-name="ch4">
            <chart:title svg:x="7.045cm" svg:y="8.019cm" chart:style-name="ch5">
              <text:p>Size of Input [Bytes]</text:p>
            </chart:title>
          </chart:axis>
          <chart:axis chart:dimension="y" chart:name="primary-y" chart:style-name="ch4">
            <chart:title svg:x="0.451cm" svg:y="6.003cm" chart:style-name="ch6">
              <text:p>Compression Ratio</text:p>
            </chart:title>
            <chart:grid chart:style-name="ch7" chart:class="major"/>
          </chart:axis>
          <chart:series chart:style-name="ch8" chart:values-cell-range-address="compressionRatios.D3:compressionRatios.D47" chart:class="chart:scatter">
            <chart:domain table:cell-range-address="compressionRatios.A3:compressionRatios.A47"/>
            <chart:data-point chart:repeated="4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compressionRatios.A3:compressionRatios.A47</svg:desc>
                </draw:g>
              </table:table-cell>
              <table:table-cell office:value-type="float" office:value="1.11607142857143">
                <text:p>1.11607142857143</text:p>
                <draw:g>
                  <svg:desc>compressionRatios.D3:compressionRatios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.12170499158721">
                <text:p>1.121704991587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1.1290929619872">
                <text:p>1.1290929619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1.1321822813473">
                <text:p>1.1321822813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.13250283125708">
                <text:p>1.132502831257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1.1352885525071">
                <text:p>1.13528855250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1.13452188006483">
                <text:p>1.134521880064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1.13652507458446">
                <text:p>1.136525074584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1.13536016147345">
                <text:p>1.135360161473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1.13649278327083">
                <text:p>1.136492783270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1.1364810414299">
                <text:p>1.13648104142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1.13679424024252">
                <text:p>1.136794240242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1.13795518207283">
                <text:p>1.137955182072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1.13747156321092">
                <text:p>1.137471563210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1.13644973104023">
                <text:p>1.136449731040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1.13515431003902">
                <text:p>1.135154310039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">
                <text:p>17000</text:p>
              </table:table-cell>
              <table:table-cell office:value-type="float" office:value="1.13674356402541">
                <text:p>1.136743564025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1.13751263902932">
                <text:p>1.13751263902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">
                <text:p>19000</text:p>
              </table:table-cell>
              <table:table-cell office:value-type="float" office:value="1.13792896927592">
                <text:p>1.137928969275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1.13810959995448">
                <text:p>1.138109599954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">
                <text:p>21000</text:p>
              </table:table-cell>
              <table:table-cell office:value-type="float" office:value="1.13790300731509">
                <text:p>1.137903007315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">
                <text:p>22000</text:p>
              </table:table-cell>
              <table:table-cell office:value-type="float" office:value="1.13812726332126">
                <text:p>1.138127263321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">
                <text:p>23000</text:p>
              </table:table-cell>
              <table:table-cell office:value-type="float" office:value="1.13900856732531">
                <text:p>1.139008567325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">
                <text:p>24000</text:p>
              </table:table-cell>
              <table:table-cell office:value-type="float" office:value="1.1388981160727">
                <text:p>1.13889811607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">
                <text:p>25000</text:p>
              </table:table-cell>
              <table:table-cell office:value-type="float" office:value="1.13921166552746">
                <text:p>1.139211665527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">
                <text:p>26000</text:p>
              </table:table-cell>
              <table:table-cell office:value-type="float" office:value="1.13970104764827">
                <text:p>1.139701047648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">
                <text:p>27000</text:p>
              </table:table-cell>
              <table:table-cell office:value-type="float" office:value="1.13909631692191">
                <text:p>1.139096316921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">
                <text:p>28000</text:p>
              </table:table-cell>
              <table:table-cell office:value-type="float" office:value="1.13858165256994">
                <text:p>1.138581652569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">
                <text:p>29000</text:p>
              </table:table-cell>
              <table:table-cell office:value-type="float" office:value="1.13770105923892">
                <text:p>1.137701059238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">
                <text:p>30000</text:p>
              </table:table-cell>
              <table:table-cell office:value-type="float" office:value="1.13808801213961">
                <text:p>1.138088012139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">
                <text:p>31000</text:p>
              </table:table-cell>
              <table:table-cell office:value-type="float" office:value="1.13803230543319">
                <text:p>1.138032305433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">
                <text:p>32000</text:p>
              </table:table-cell>
              <table:table-cell office:value-type="float" office:value="1.13802055549628">
                <text:p>1.138020555496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">
                <text:p>33000</text:p>
              </table:table-cell>
              <table:table-cell office:value-type="float" office:value="1.13804876366521">
                <text:p>1.138048763665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">
                <text:p>34000</text:p>
              </table:table-cell>
              <table:table-cell office:value-type="float" office:value="1.13811340965388">
                <text:p>1.138113409653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">
                <text:p>35000</text:p>
              </table:table-cell>
              <table:table-cell office:value-type="float" office:value="1.13784135240572">
                <text:p>1.137841352405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">
                <text:p>36000</text:p>
              </table:table-cell>
              <table:table-cell office:value-type="float" office:value="1.13819595940434">
                <text:p>1.138195959404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">
                <text:p>37000</text:p>
              </table:table-cell>
              <table:table-cell office:value-type="float" office:value="1.1379363370752">
                <text:p>1.13793633707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">
                <text:p>38000</text:p>
              </table:table-cell>
              <table:table-cell office:value-type="float" office:value="1.13806528900869">
                <text:p>1.138065289008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">
                <text:p>39000</text:p>
              </table:table-cell>
              <table:table-cell office:value-type="float" office:value="1.13788877866604">
                <text:p>1.137888778666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1.13810959995448">
                <text:p>1.138109599954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">
                <text:p>41000</text:p>
              </table:table-cell>
              <table:table-cell office:value-type="float" office:value="1.1380985426787">
                <text:p>1.13809854267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">
                <text:p>42000</text:p>
              </table:table-cell>
              <table:table-cell office:value-type="float" office:value="1.13802633718095">
                <text:p>1.138026337180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">
                <text:p>43000</text:p>
              </table:table-cell>
              <table:table-cell office:value-type="float" office:value="1.13825872885618">
                <text:p>1.138258728856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">
                <text:p>44000</text:p>
              </table:table-cell>
              <table:table-cell office:value-type="float" office:value="1.13862795331625">
                <text:p>1.13862795331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">
                <text:p>45000</text:p>
              </table:table-cell>
              <table:table-cell office:value-type="float" office:value="1.13898099167278">
                <text:p>1.138980991672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